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文泉驿微米黑" svg:font-family="文泉驿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7.3999996185303pt" fo:font-weight="bold" style:font-name-asian="文泉驿微米黑" style:font-size-asian="24pt" style:font-weight-asian="bold" style:font-size-complex="27.399999618530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name-asian="文泉驿微米黑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officeooo:paragraph-rsid="000410bc"/>
    </style:style>
    <style:style style:name="P5" style:family="paragraph" style:parent-style-name="Heading_20_1">
      <style:text-properties officeooo:paragraph-rsid="000410bc"/>
    </style:style>
    <style:style style:name="T1" style:family="text">
      <style:text-properties officeooo:rsid="00035a00"/>
    </style:style>
    <style:style style:name="T2" style:family="text">
      <style:text-properties officeooo:rsid="000410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游戏接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作者：<text:span text:style-name="T1">Rob&lt;</text:span><text:a xlink:type="simple" xlink:href="mailto:code.server.matrix@gmail.com"><text:span text:style-name="T1">code.server.matrix@gmail.com</text:span></text:a><text:span text:style-name="T1">&gt;</text:span></text:p>
      <text:h text:style-name="P5" text:outline-level="1"><text:soft-page-break/><text:span text:style-name="T2">游戏引擎</text:span></text:h>
      <text:p text:style-name="P4"><text:span text:style-name="T2"/></text:p>
      <text:h text:style-name="Heading_20_1" text:outline-level="1"><text:span text:style-name="T2">角色</text:span></text:h>
      <text:h text:style-name="Heading_20_1" text:outline-level="1"><text:span text:style-name="T2">道具</text:span></text:h>
      <text:h text:style-name="Heading_20_1" text:outline-level="1"><text:span text:style-name="T2">关卡</text:span></text:h>
      <text:h text:style-name="Heading_20_1" text:outline-level="1"><text:span text:style-name="T2">事件</text:span></text:h>
      <text:h text:style-name="Heading_20_1" text:outline-level="1"><text:span text:style-name="T2">游戏提示</text:span></text:h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文泉驿微米黑" svg:font-family="文泉驿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10-26T23:18:33</meta:creation-date>
    <dc:date>2012-10-30T13:20:44</dc:date>
    <dc:creator>rob </dc:creator>
    <meta:editing-duration>PT22M21S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2" meta:paragraph-count="8" meta:word-count="24" meta:character-count="56" meta:non-whitespace-character-count="56"/>
  </office:meta>
</office:document-meta>
</file>